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Arial" svg:font-family="arialArial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9cm" style:rel-column-width="9758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2cm" style:rel-column-width="31392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min-row-height="0.487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605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014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24cm"/>
    </style:style>
    <style:style style:name="Tabella3.A7" style:family="table-cell">
      <style:table-cell-properties fo:background-color="transparent" fo:padding="0.097cm" fo:border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02cm" style:rel-column-width="9320*"/>
    </style:style>
    <style:style style:name="Tabella1.B" style:family="table-column">
      <style:table-column-properties style:column-width="13.3cm" style:rel-column-width="45872*"/>
    </style:style>
    <style:style style:name="Tabella1.C" style:family="table-column">
      <style:table-column-properties style:column-width="1.401cm" style:rel-column-width="4830*"/>
    </style:style>
    <style:style style:name="Tabella1.D" style:family="table-column">
      <style:table-column-properties style:column-width="1.598cm" style:rel-column-width="5513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35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C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161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3" style:family="table-row">
      <style:table-row-properties style:min-row-height="0.011cm"/>
    </style:style>
    <style:style style:name="Tabella2.4" style:family="table-row">
      <style:table-row-properties style:min-row-height="0.905cm"/>
    </style:style>
    <style:style style:name="Tabella2.5" style:family="table-row">
      <style:table-row-properties style:row-height="0.349cm" fo:keep-together="always"/>
    </style:style>
    <style:style style:name="Tabella2.6" style:family="table-row">
      <style:table-row-properties style:row-height="1.584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4" style:family="paragraph" style:parent-style-name="Frame_20_contents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7" style:family="paragraph" style:parent-style-name="Text_20_body">
      <style:text-properties style:font-name="Ubuntu Light" fo:font-size="6pt" style:font-size-asian="5.25pt" style:font-size-complex="6pt"/>
    </style:style>
    <style:style style:name="P8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use-window-font-color="true" style:font-name="Arial2" fo:font-size="9pt" fo:font-style="normal" style:text-underline-style="none" fo:font-weight="bold" officeooo:rsid="00108f30" officeooo:paragraph-rsid="010a44c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able_20_Contents">
      <style:text-properties style:font-name="Arial2" fo:font-size="2pt" style:font-size-asian="1.75pt" style:font-size-complex="2pt"/>
    </style:style>
    <style:style style:name="P13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14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bold" officeooo:rsid="00738a85" officeooo:paragraph-rsid="00738a8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2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2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P2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3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1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2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3" style:family="paragraph" style:parent-style-name="Standard">
      <style:text-properties style:font-name="Arial2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solid" style:text-underline-width="auto" style:text-underline-color="font-color" fo:font-weight="normal" officeooo:rsid="000fe5cf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rsid="000fe5cf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normal" officeooo:paragraph-rsid="006fb9a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e97e22" officeooo:paragraph-rsid="00e97e2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ab6a0e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rsid="000fe5cf" officeooo:paragraph-rsid="00ab6a0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2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d93ef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6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Arial2" fo:font-size="7pt" fo:font-style="normal" style:text-underline-style="none" fo:font-weight="normal" officeooo:rsid="0002ba08" officeooo:paragraph-rsid="00ab6a0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7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5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0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10972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99ce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106407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0038142" officeooo:paragraph-rsid="00fe7dd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fe7d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2" style:family="paragraph" style:parent-style-name="Standard">
      <style:paragraph-properties fo:margin-left="0.199cm" fo:margin-right="0cm" fo:margin-top="0.011cm" fo:margin-bottom="0.011cm" style:contextual-spacing="false" fo:line-height="150%" fo:text-align="center" style:justify-single-word="false" fo:text-indent="0cm" style:auto-text-indent="false" style:vertical-align="middle"/>
      <style:text-properties style:use-window-font-color="true" style:font-name="Arial2" fo:font-size="5pt" fo:font-style="normal" style:text-underline-style="none" fo:font-weight="bold" officeooo:rsid="00038142" officeooo:paragraph-rsid="00fe7dd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3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color="#000000" style:text-underline-style="none"/>
    </style:style>
    <style:style style:name="T6" style:family="text">
      <style:text-properties officeooo:rsid="006fb9aa"/>
    </style:style>
    <style:style style:name="T7" style:family="text">
      <style:text-properties officeooo:rsid="00738a85"/>
    </style:style>
    <style:style style:name="T8" style:family="text">
      <style:text-properties officeooo:rsid="007aacdc"/>
    </style:style>
    <style:style style:name="T9" style:family="text">
      <style:text-properties officeooo:rsid="000fe5cf"/>
    </style:style>
    <style:style style:name="T10" style:family="text">
      <style:text-properties officeooo:rsid="009ed5f6"/>
    </style:style>
    <style:style style:name="T11" style:family="text">
      <style:text-properties officeooo:rsid="00e05a44"/>
    </style:style>
    <style:style style:name="T12" style:family="text">
      <style:text-properties fo:font-size="8pt" officeooo:rsid="0002ba08" style:font-size-asian="8pt" style:font-size-complex="8pt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22">CLIENTE / CUSTOMER</text:p>
          </table:table-cell>
          <table:table-cell table:style-name="Tabella3.B1" office:value-type="string">
            <text:p text:style-name="P22">PARTITA IVA / VAT N.</text:p>
          </table:table-cell>
          <table:table-cell table:style-name="Tabella3.B1" office:value-type="string">
            <text:p text:style-name="P22">DOCUMENTO / DOCUMENT</text:p>
          </table:table-cell>
          <table:table-cell table:style-name="Tabella3.D1" table:number-rows-spanned="3" table:number-columns-spanned="2" office:value-type="string">
            <text:p text:style-name="P34"><text:span text:style-name="T6">SPETT.LE</text:span> / MESSRS</text:p>
            <text:p text:style-name="P38"><text:placeholder text:placeholder-type="text">&lt;o.partner_id.name&gt;</text:placeholder></text:p>
            <text:p text:style-name="P36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9"><text:placeholder text:placeholder-type="text">&lt;o.partner_id.sql_customer_code&gt;</text:placeholder></text:p>
          </table:table-cell>
          <table:table-cell table:style-name="Tabella3.B2" office:value-type="string">
            <text:p text:style-name="P40"><text:placeholder text:placeholder-type="text">&lt;o.partner_id.vat or ''&gt;</text:placeholder></text:p>
          </table:table-cell>
          <table:table-cell table:style-name="Tabella3.C5" office:value-type="string">
            <text:p text:style-name="P41">BOLLA di DEPOSITO</text:p>
          </table:table-cell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23">-CONDIZIONI DI PAGAMENTO / PAYMENT TERMS</text:p>
          </table:table-cell>
          <table:covered-table-cell/>
          <table:table-cell table:style-name="Tabella3.C5" office:value-type="string">
            <text:p text:style-name="P24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45"/>
          </table:table-cell>
          <table:covered-table-cell/>
          <table:table-cell table:style-name="Tabella3.C5" office:value-type="string">
            <text:p text:style-name="P47"><text:placeholder text:placeholder-type="text">&lt;o.name&gt;</text:placeholder></text:p>
          </table:table-cell>
          <table:table-cell table:style-name="Tabella3.D4" office:value-type="string">
            <text:p text:style-name="P35"><text:span text:style-name="T5"><text:placeholder text:placeholder-type="text">&lt;o.partner_id.zip&gt;</text:placeholder></text:span><text:span text:style-name="T5"> </text:span><text:span text:style-name="T5"><text:placeholder text:placeholder-type="text">&lt;o.partner_id.city&gt;</text:placeholder></text:span></text:p>
          </table:table-cell>
          <table:table-cell table:style-name="Tabella3.E4" office:value-type="string">
            <text:p text:style-name="P37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9">APPOGGIO BANCARIO / BANK DETAILS</text:p>
          </table:table-cell>
          <table:covered-table-cell/>
          <table:table-cell table:style-name="Tabella3.C5" office:value-type="string">
            <text:p text:style-name="P25">DATA / DATE</text:p>
          </table:table-cell>
          <table:table-cell table:style-name="Tabella3.D5" table:number-rows-spanned="2" table:number-columns-spanned="2" office:value-type="string">
            <text:p text:style-name="P50">DESTINATARIO / <text:span text:style-name="T10">CONSIGNEE</text:span></text:p>
            <text:p text:style-name="P42"><text:placeholder text:placeholder-type="text">&lt;o.destination_partner_id.name if o.destination_partner_id  else ''&gt;</text:placeholder></text:p>
            <text:p text:style-name="P46"><text:placeholder text:placeholder-type="text">&lt;o.destination_partner_id.street  if o.destination_partner_id  else  ''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48"><text:placeholder text:placeholder-type="text">&lt;'%s' %(o.used_bank_id.bank_name) if o.used_bank_id else ''&gt;</text:placeholder></text:p>
            <text:p text:style-name="P49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51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33"/>
          </table:table-cell>
          <table:covered-table-cell/>
          <table:table-cell table:style-name="Tabella3.C7" office:value-type="string">
            <text:p text:style-name="P33"/>
          </table:table-cell>
          <table:table-cell table:style-name="Tabella3.D4" office:value-type="string">
            <text:p text:style-name="P43"><text:placeholder text:placeholder-type="text">&lt;o.destination_partner_id.zip  if o.destination_partner_id  else  ''&gt;</text:placeholder> <text:s/><text:placeholder text:placeholder-type="text">&lt;o.destination_partner_id.city  if o.destination_partner_id  else  ''&gt;</text:placeholder></text:p>
          </table:table-cell>
          <table:table-cell table:style-name="Tabella3.E4" office:value-type="string">
            <text:p text:style-name="P43"><text:placeholder text:placeholder-type="text">&lt;o.destination_partner_id.state_id.code  if o.destination_partner_id  else ''&gt;</text:placeholder></text:p>
          </table:table-cell>
        </table:table-row>
      </table:table>
      <text:p text:style-name="P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office:value-type="string">
              <text:p text:style-name="P54">COD<text:span text:style-name="T7">ICE</text:span> ART<text:span text:style-name="T7">ICOLO<text:line-break/>ITEM</text:span></text:p>
            </table:table-cell>
            <table:table-cell table:style-name="Tabella1.A1" office:value-type="string">
              <text:p text:style-name="P68">DESCRIZIONE ARTICOLO / <text:span text:style-name="T7">COLORE</text:span></text:p>
              <text:p text:style-name="P72"><text:span text:style-name="T7">ITEM</text:span> DESCRIPTION /<text:span text:style-name="T7"> COLOUR</text:span></text:p>
            </table:table-cell>
            <table:table-cell table:style-name="Tabella1.A1" office:value-type="string">
              <text:p text:style-name="P54">U.M.</text:p>
            </table:table-cell>
            <table:table-cell table:style-name="Tabella1.D1" office:value-type="string">
              <text:p text:style-name="P54">Q.TA'<text:line-break/>Q.TY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69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31"/>
          </table:table-cell>
          <table:table-cell table:style-name="Tabella1.B3" office:value-type="string">
            <text:p text:style-name="P69"><text:placeholder text:placeholder-type="text">&lt;o.text_note_pre&gt;</text:placeholder></text:p>
          </table:table-cell>
          <table:table-cell table:style-name="Tabella1.C3" table:number-columns-spanned="2" office:value-type="string">
            <text:p text:style-name="P33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69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32"><text:text-input text:description="&lt;for each=&quot;l in o.move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52"><text:placeholder text:placeholder-type="text">&lt;l.product_id.default_code or ''&gt;</text:placeholder></text:p>
          </table:table-cell>
          <table:table-cell table:style-name="Tabella1.B6" office:value-type="string">
            <text:p text:style-name="P70"><text:placeholder text:placeholder-type="text">&lt;"%s\n" % l.text_note_pre if l.text_note_pre else ''&gt;</text:placeholder><text:placeholder text:placeholder-type="text">&lt;l.product_id.name or ''&gt;</text:placeholder><text:placeholder text:placeholder-type="text">&lt;('%s\n' % l.product_id.colour) if  l.product_id.colour else ''&gt;</text:placeholder><text:placeholder text:placeholder-type="text">&lt;"%s\n" % l.text_note_post if l.text_note_post else ''&gt;</text:placeholder></text:p>
          </table:table-cell>
          <table:table-cell table:style-name="Tabella1.C6" office:value-type="string">
            <text:p text:style-name="P53"><text:s/><text:placeholder text:placeholder-type="text">&lt;l.product_uom.name&gt;</text:placeholder></text:p>
          </table:table-cell>
          <table:table-cell table:style-name="Tabella1.D6" office:value-type="string">
            <text:p text:style-name="P73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7" table:number-columns-spanned="4" office:value-type="string">
            <text:p text:style-name="P59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8" table:number-columns-spanned="4" office:value-type="string">
            <text:p text:style-name="P71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9" office:value-type="string">
            <text:p text:style-name="P31"/>
          </table:table-cell>
          <table:table-cell table:style-name="Tabella1.B9" office:value-type="string">
            <text:p text:style-name="P69"><text:placeholder text:placeholder-type="text">&lt;o.text_note_post&gt;</text:placeholder></text:p>
          </table:table-cell>
          <table:table-cell table:style-name="Tabella1.C9" table:number-columns-spanned="2" office:value-type="string">
            <text:p text:style-name="P33"/>
          </table:table-cell>
          <table:covered-table-cell/>
        </table:table-row>
        <table:table-row>
          <table:table-cell table:style-name="Tabella1.A10" table:number-columns-spanned="4" office:value-type="string">
            <text:p text:style-name="P71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14">NOTE / <text:span text:style-name="T8">NOTES</text:span></text:p>
          </table:table-cell>
          <table:covered-table-cell/>
          <table:covered-table-cell/>
          <table:covered-table-cell/>
        </table:table-row>
      </table:table>
      <text:p text:style-name="P6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10">TELEFONO / PHONE</text:p>
          </table:table-cell>
          <table:table-cell table:style-name="Tabella2.A1" office:value-type="string">
            <text:p text:style-name="P10">COLLI / COLLS</text:p>
          </table:table-cell>
          <table:table-cell table:style-name="Tabella2.A1" office:value-type="string">
            <text:p text:style-name="P55">PORTO / PORT</text:p>
          </table:table-cell>
          <table:table-cell table:style-name="Tabella2.D1" office:value-type="string">
            <text:p text:style-name="P10">CAUSALE TRASPORTO / REASON OF TRANSPORT</text:p>
          </table:table-cell>
        </table:table-row>
        <table:table-row table:style-name="Tabella2.2">
          <table:table-cell table:style-name="Tabella2.A2" office:value-type="string">
            <text:p text:style-name="P11"><text:s/><text:span text:style-name="T12"><text:placeholder text:placeholder-type="text">&lt;o.partner_id.phone&gt;</text:placeholder></text:span></text:p>
          </table:table-cell>
          <table:table-cell table:style-name="Tabella2.A2" office:value-type="string">
            <text:p text:style-name="P60"><text:placeholder text:placeholder-type="text">&lt;o.number_of_packages&gt;</text:placeholder></text:p>
          </table:table-cell>
          <table:table-cell table:style-name="Tabella2.A2" office:value-type="string">
            <text:p text:style-name="P61"><text:placeholder text:placeholder-type="text">&lt;o.carriage_condition_id.name or ''&gt;</text:placeholder></text:p>
          </table:table-cell>
          <table:table-cell table:style-name="Tabella2.D2" office:value-type="string">
            <text:p text:style-name="P66"><text:placeholder text:placeholder-type="text">&lt;o.transportation_reason_id.name or ''&gt;</text:placeholder></text:p>
          </table:table-cell>
        </table:table-row>
        <table:table-row table:style-name="Tabella2.3">
          <table:table-cell table:style-name="Tabella2.A2" office:value-type="string">
            <text:p text:style-name="P56">INCARICATO DEL TRASPORTO / TRANSPORT BY</text:p>
          </table:table-cell>
          <table:table-cell table:style-name="Tabella2.A2" table:number-columns-spanned="2" office:value-type="string">
            <text:p text:style-name="P55">FIRMA CONDUCENTE / CARRIER<text:span text:style-name="T11">'</text:span>S SIGNATURE</text:p>
          </table:table-cell>
          <table:covered-table-cell/>
          <table:table-cell table:style-name="Tabella2.D2" office:value-type="string">
            <text:p text:style-name="P55">FIRMA DESTINATARIO / CONSIGNEE'S SIGNATURE</text:p>
          </table:table-cell>
        </table:table-row>
        <table:table-row table:style-name="Tabella2.4">
          <table:table-cell table:style-name="Tabella2.A2" table:number-rows-spanned="3" office:value-type="string">
            <text:p text:style-name="P13"><text:placeholder text:placeholder-type="text">&lt;"VETTORE: %s" %(o.carrier_id.name) if o.carrier_id else ''&gt;</text:placeholder></text:p>
            <text:p text:style-name="P13"><text:placeholder text:placeholder-type="text">&lt;o.carrier_id.partner_id.street&gt;</text:placeholder></text:p>
            <text:p text:style-name="P44"><text:placeholder text:placeholder-type="text">&lt;o.carrier_id.partner_id.zip or ''&gt;</text:placeholder> <text:s/><text:span text:style-name="T9"><text:placeholder text:placeholder-type="text">&lt;o.carrier_id.partner_id.city&gt;</text:placeholder></text:span><text:span text:style-name="T9"> </text:span><text:span text:style-name="T9"><text:placeholder text:placeholder-type="text">&lt;o.carrier_id.partner_id.state_id.code or ''&gt;</text:placeholder></text:span></text:p>
            <text:p text:style-name="P62"><text:placeholder text:placeholder-type="text">&lt;"P.IVA: %s" %(o.carrier_id.partner_id.vat) if o.carrier_id and o.carrier_id.partner_id.vat else ''&gt;</text:placeholder></text:p>
            <text:p text:style-name="P63"><text:placeholder text:placeholder-type="text">&lt;"Tel: %s" %(o.carrier_id.partner_id.phone) if o.carrier_id and o.carrier_id.partner_id.phone else ''&gt;</text:placeholder></text:p>
            <text:p text:style-name="P64"><text:placeholder text:placeholder-type="text">&lt;"Nr. Albo Trasp.: "&gt;</text:placeholder></text:p>
          </table:table-cell>
          <table:table-cell table:style-name="Tabella2.D2" table:number-columns-spanned="2" office:value-type="string">
            <text:p text:style-name="P65"/>
          </table:table-cell>
          <table:covered-table-cell/>
          <table:table-cell table:style-name="Tabella2.D2" office:value-type="string">
            <text:p text:style-name="P67"/>
          </table:table-cell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58">DATA INIZIO TRASP. / DATE OF TAKING OVER</text:p>
          </table:table-cell>
          <table:covered-table-cell/>
          <table:table-cell table:style-name="Tabella2.D2" office:value-type="string">
            <text:p text:style-name="P57">ASPETTO DEI BENI / GOODS DESCRIPTION</text:p>
          </table:table-cell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67"><text:placeholder text:placeholder-type="text">&lt;o.date_done or ''&gt;</text:placeholder></text:p>
          </table:table-cell>
          <table:covered-table-cell/>
          <table:table-cell table:style-name="Tabella2.D2" office:value-type="string">
            <text:p text:style-name="P66"><text:placeholder text:placeholder-type="text">&lt;o.goods_description_id.name or ''&gt;</text:placeholder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Arial" svg:font-family="arialArial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0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text:line-break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2">ap. Soc. € </text:span><text:span text:style-name="MT4"><text:placeholder text:placeholder-type="text">&lt;formatLang(company.header_capital or 0.0)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4T12:21:40.312595928</dc:date>
    <meta:editing-duration>P6DT33M31S</meta:editing-duration>
    <meta:editing-cycles>788</meta:editing-cycles>
    <meta:generator>LibreOffice/4.2.8.2$Linux_X86_64 LibreOffice_project/420m0$Build-2</meta:generator>
    <meta:document-statistic meta:table-count="4" meta:image-count="0" meta:object-count="0" meta:page-count="1" meta:paragraph-count="79" meta:word-count="306" meta:character-count="2943" meta:non-whitespace-character-count="2698"/>
    <meta:user-defined meta:name="Info 1"/>
    <meta:user-defined meta:name="Info 2"/>
    <meta:user-defined meta:name="Info 3"/>
    <meta:user-defined meta:name="Info 4"/>
  </office:meta>
</office:document-meta>
</file>